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E000032CC00001CF830503202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3cm" svg:stroke-color="#ffffff" draw:fill="none" draw:textarea-vertical-align="bottom" draw:auto-grow-height="false" draw:fit-to-size="false" fo:padding-top="0.169cm" fo:padding-bottom="0.169cm" fo:padding-left="0.339cm" fo:padding-right="0.339cm" fo:wrap-option="wrap"/>
    </style:style>
    <style:style style:name="gr2" style:family="graphic" style:parent-style-name="standard" style:list-style-name="L2">
      <style:graphic-properties draw:stroke="solid" svg:stroke-width="0.053cm" svg:stroke-color="#00cc99" draw:fill="none" draw:textarea-vertical-align="middle" draw:auto-grow-height="false" draw:fit-to-size="false" fo:padding-top="0.169cm" fo:padding-bottom="0.169cm" fo:padding-left="0.339cm" fo:padding-right="0.339cm" fo:wrap-option="wrap"/>
    </style:style>
    <style:style style:name="gr3" style:family="graphic" style:parent-style-name="standard" style:list-style-name="L2">
      <style:graphic-properties draw:stroke="solid" svg:stroke-width="0.053cm" svg:stroke-color="#00cc99" draw:fill="none" draw:textarea-vertical-align="middle" draw:auto-grow-height="false" draw:fit-to-size="false" fo:padding-top="0.169cm" fo:padding-bottom="0.169cm" fo:padding-left="0.339cm" fo:padding-right="0.339cm" fo:wrap-option="wrap"/>
    </style:style>
    <style:style style:name="gr4" style:family="graphic" style:parent-style-name="standard" style:list-style-name="L2">
      <style:graphic-properties draw:stroke="solid" svg:stroke-width="0.053cm" svg:stroke-color="#00cc99" draw:fill="none" draw:textarea-vertical-align="middle" draw:auto-grow-height="false" draw:fit-to-size="false" fo:padding-top="0.169cm" fo:padding-bottom="0.169cm" fo:padding-left="0.339cm" fo:padding-right="0.339cm" fo:wrap-option="wrap"/>
    </style:style>
    <style:style style:name="gr5" style:family="graphic" style:parent-style-name="standard" style:list-style-name="L2">
      <style:graphic-properties draw:stroke="solid" svg:stroke-width="0.053cm" svg:stroke-color="#00cc99" draw:fill="none" draw:textarea-vertical-align="middle" draw:auto-grow-height="false" draw:fit-to-size="false" fo:padding-top="0.169cm" fo:padding-bottom="0.169cm" fo:padding-left="0.339cm" fo:padding-right="0.339cm" fo:wrap-option="wrap"/>
    </style:style>
    <style:style style:name="gr6" style:family="graphic" style:parent-style-name="standard">
      <style:graphic-properties draw:stroke="solid" svg:stroke-width="0.071cm" svg:stroke-color="#ffffff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solid" svg:stroke-width="0.053cm" svg:stroke-color="#00cc99" draw:fill="none" draw:textarea-vertical-align="middle" draw:auto-grow-height="false" draw:fit-to-size="false" fo:padding-top="0.169cm" fo:padding-bottom="0.169cm" fo:padding-left="0.339cm" fo:padding-right="0.339cm" fo:wrap-option="wrap"/>
    </style:style>
    <style:style style:name="gr8" style:family="graphic" style:parent-style-name="standard" style:list-style-name="L1">
      <style:graphic-properties draw:stroke="solid" svg:stroke-width="0.053cm" svg:stroke-color="#ffffff" draw:fill="none" draw:textarea-vertical-align="bottom" draw:auto-grow-height="false" draw:fit-to-size="false" fo:padding-top="0.169cm" fo:padding-bottom="0.169cm" fo:padding-left="0.339cm" fo:padding-right="0.339cm" fo:wrap-option="wrap"/>
    </style:style>
    <style:style style:name="gr9" style:family="graphic" style:parent-style-name="standard" style:list-style-name="L2">
      <style:graphic-properties draw:stroke="solid" svg:stroke-width="0.053cm" svg:stroke-color="#00cc99" draw:fill="none" draw:textarea-vertical-align="middle" draw:auto-grow-height="false" draw:fit-to-size="false" fo:padding-top="0.169cm" fo:padding-bottom="0.169cm" fo:padding-left="0.339cm" fo:padding-right="0.339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list-style-name="L1">
      <style:graphic-properties draw:stroke="solid" svg:stroke-width="0.053cm" svg:stroke-color="#ffffff" draw:fill="none" draw:textarea-vertical-align="bottom" draw:auto-grow-height="false" draw:fit-to-size="false" fo:padding-top="0.169cm" fo:padding-bottom="0.169cm" fo:padding-left="0.339cm" fo:padding-right="0.339cm" fo:wrap-option="wrap"/>
    </style:style>
    <style:style style:name="gr12" style:family="graphic" style:list-style-name="L2">
      <style:graphic-properties draw:stroke="solid" svg:stroke-width="0.053cm" svg:stroke-color="#00cc99" draw:fill="none" draw:textarea-vertical-align="middle" draw:auto-grow-height="false" draw:fit-to-size="false" fo:padding-top="0.169cm" fo:padding-bottom="0.169cm" fo:padding-left="0.339cm" fo:padding-right="0.339cm" fo:wrap-option="wrap"/>
    </style:style>
    <style:style style:name="gr13" style:family="graphic" style:list-style-name="L1">
      <style:graphic-properties draw:stroke="solid" svg:stroke-width="0.053cm" svg:stroke-color="#ffffff" draw:fill="none" draw:textarea-vertical-align="bottom" draw:auto-grow-height="false" draw:fit-to-size="false" fo:padding-top="0.169cm" fo:padding-bottom="0.169cm" fo:padding-left="0.339cm" fo:padding-right="0.339cm" fo:wrap-option="wrap"/>
    </style:style>
    <style:style style:name="gr14" style:family="graphic" style:list-style-name="L2">
      <style:graphic-properties draw:stroke="solid" svg:stroke-width="0.053cm" svg:stroke-color="#00cc99" draw:fill="none" draw:textarea-vertical-align="middle" draw:auto-grow-height="false" draw:fit-to-size="false" fo:padding-top="0.169cm" fo:padding-bottom="0.169cm" fo:padding-left="0.339cm" fo:padding-right="0.339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Century Gothic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T2" style:family="text">
      <style:text-properties fo:font-variant="normal" fo:text-transform="none" fo:color="#00cc9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Century Gothic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T3" style:family="text">
      <style:text-properties fo:font-variant="normal" fo:text-transform="none" fo:color="#00cc9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Century Gothic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T4" style:family="text">
      <style:text-properties fo:font-variant="normal" fo:text-transform="none" fo:color="#00cc99" style:text-line-through-style="none" style:text-line-through-type="none" style:text-position="0% 100%" style:font-name="Arial" fo:font-size="16pt" fo:letter-spacing="normal" fo:font-style="normal" style:text-underline-style="none" fo:font-weight="bold" style:font-name-asian="Century Gothic" style:font-size-asian="16pt" style:font-style-asian="normal" style:font-weight-asian="bold" style:font-name-complex="Century Gothic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cc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à coins arrondis 2" draw:style-name="gr1" draw:text-style-name="P2" draw:layer="layout" svg:width="3.725cm" svg:height="2.927cm" svg:x="6.825cm" svg:y="11.405cm">
          <text:p text:style-name="P1"><text:span text:style-name="T1">Compute Node</text:span></text:p>
          <draw:enhanced-geometry draw:mirror-horizontal="false" draw:mirror-vertical="false" draw:text-areas="?f5 ?f5 ?f6 ?f7" svg:viewBox="0 0 0 0" draw:type="ooxml-roundRect" draw:modifiers="1003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" draw:style-name="gr2" draw:text-style-name="P2" draw:layer="layout" svg:width="7.887cm" svg:height="4.007cm" svg:x="6.796cm" svg:y="6.016cm">
          <text:p text:style-name="P1"><text:span text:style-name="T2">Network Node</text:span></text:p>
          <draw:enhanced-geometry draw:mirror-horizontal="false" draw:mirror-vertical="false" draw:text-areas="?f5 ?f5 ?f6 ?f7" svg:viewBox="0 0 0 0" draw:type="ooxml-roundRect" draw:modifiers="1003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4" draw:style-name="gr3" draw:text-style-name="P2" draw:layer="layout" svg:width="3.098cm" svg:height="1.712cm" svg:x="7.112cm" svg:y="11.688cm">
          <text:p text:style-name="P1"><text:span text:style-name="T3">Instance</text:span></text:p>
          <text:p text:style-name="P1"><text:span text:style-name="T2">Priv I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" draw:style-name="gr4" draw:text-style-name="P2" draw:layer="layout" svg:width="3.22cm" svg:height="1.035cm" svg:x="7.052cm" svg:y="6.321cm">
          <text:p text:style-name="P1"><text:span text:style-name="T3">Floating I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6" draw:style-name="gr5" draw:text-style-name="P2" draw:layer="layout" svg:width="3.22cm" svg:height="1.035cm" svg:x="11.195cm" svg:y="6.321cm">
          <text:p text:style-name="P1"><text:span text:style-name="T3">Floating I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cteur droit avec flèche 10" draw:style-name="gr6" draw:text-style-name="P3" draw:layer="layout" svg:width="0.001cm" svg:height="0.839cm" svg:x="8.723cm" svg:y="10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à coins arrondis 14" draw:style-name="gr7" draw:text-style-name="P2" draw:layer="layout" svg:width="7.364cm" svg:height="1.035cm" svg:x="7.052cm" svg:y="8.682cm">
          <text:p text:style-name="P1"><text:span text:style-name="T3">NA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7" draw:style-name="gr8" draw:text-style-name="P2" draw:layer="layout" svg:width="3.725cm" svg:height="2.927cm" svg:x="10.958cm" svg:y="11.405cm">
          <text:p text:style-name="P1"><text:span text:style-name="T1">Compute Node</text:span></text:p>
          <draw:enhanced-geometry draw:mirror-horizontal="false" draw:mirror-vertical="false" draw:text-areas="?f5 ?f5 ?f6 ?f7" svg:viewBox="0 0 0 0" draw:type="ooxml-roundRect" draw:modifiers="1003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8" draw:style-name="gr9" draw:text-style-name="P2" draw:layer="layout" svg:width="3.098cm" svg:height="1.712cm" svg:x="11.245cm" svg:y="11.688cm">
          <text:p text:style-name="P1"><text:span text:style-name="T3">Instance</text:span></text:p>
          <text:p text:style-name="P1"><text:span text:style-name="T2">Priv I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cteur droit avec flèche 39" draw:style-name="gr6" draw:text-style-name="P3" draw:layer="layout" svg:width="0.001cm" svg:height="0.839cm" svg:x="12.855cm" svg:y="10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8" draw:style-name="gr6" draw:text-style-name="P3" draw:layer="layout" svg:width="0.001cm" svg:height="0.839cm" svg:x="9.704cm" svg:y="4.6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9" draw:style-name="gr6" draw:text-style-name="P3" draw:layer="layout" svg:width="0.001cm" svg:height="0.839cm" svg:x="11.629cm" svg:y="4.684cm">
          <text:p/>
          <draw:enhanced-geometry draw:mirror-horizontal="false" draw:mirror-vertical="false" svg:viewBox="0 0 21600 21600" draw:type="mso-spt32" draw:enhanced-path="M 0 0 L 21600 21600 N"/>
        </draw:custom-shape>
        <draw:frame draw:name="Image 19" draw:style-name="gr10" draw:text-style-name="P3" draw:layer="layout" svg:width="4.154cm" svg:height="1.998cm" svg:x="8.597cm" svg:y="2.248cm">
          <draw:image xlink:href="Pictures/2000000E000032CC00001CF830503202.wmf" xlink:type="simple" xlink:show="embed" xlink:actuate="onLoad">
            <text:p/>
          </draw:image>
        </draw:frame>
      </draw:page>
      <draw:page draw:name="page2" draw:style-name="dp1" draw:master-page-name="Default">
        <draw:custom-shape draw:name="Rectangle à coins arrondis 2" draw:style-name="gr11" draw:text-style-name="P2" draw:layer="Layout" svg:width="3.725cm" svg:height="2.927cm" svg:x="6.825cm" svg:y="11.405cm">
          <text:p text:style-name="P4"><text:span text:style-name="T1">Compute Node</text:span></text:p>
          <draw:enhanced-geometry draw:mirror-horizontal="false" draw:mirror-vertical="false" draw:text-areas="?f5 ?f5 ?f6 ?f7" svg:viewBox="0 0 0 0" draw:type="ooxml-roundRect" draw:modifiers="1003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4" draw:style-name="gr12" draw:text-style-name="P2" draw:layer="Layout" svg:width="3.098cm" svg:height="1.712cm" svg:x="7.112cm" svg:y="11.688cm">
          <text:p text:style-name="P4"><text:span text:style-name="T3">Instance</text:span></text:p>
          <text:p text:style-name="P4"><text:span text:style-name="T4">Pub I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7" draw:style-name="gr13" draw:text-style-name="P2" draw:layer="Layout" svg:width="3.725cm" svg:height="2.927cm" svg:x="10.958cm" svg:y="11.405cm">
          <text:p text:style-name="P4"><text:span text:style-name="T1">Compute Node</text:span></text:p>
          <draw:enhanced-geometry draw:mirror-horizontal="false" draw:mirror-vertical="false" draw:text-areas="?f5 ?f5 ?f6 ?f7" svg:viewBox="0 0 0 0" draw:type="ooxml-roundRect" draw:modifiers="1003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8" draw:style-name="gr14" draw:text-style-name="P2" draw:layer="Layout" svg:width="3.098cm" svg:height="1.712cm" svg:x="11.245cm" svg:y="11.688cm">
          <text:p text:style-name="P4"><text:span text:style-name="T3">Instance</text:span></text:p>
          <text:p text:style-name="P4"><text:span text:style-name="T4">Pub I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Image 19" draw:style-name="gr10" draw:text-style-name="P5" draw:layer="layout" svg:width="4.154cm" svg:height="1.998cm" svg:x="8.597cm" svg:y="2.248cm">
          <draw:image xlink:href="Pictures/2000000E000032CC00001CF830503202.wmf" xlink:type="simple" xlink:show="embed" xlink:actuate="onLoad">
            <text:p/>
          </draw:image>
        </draw:frame>
        <draw:custom-shape draw:name="Connecteur droit avec flèche 48" draw:style-name="gr6" draw:text-style-name="P5" draw:layer="layout" svg:width="0.001cm" svg:height="6.024cm" svg:x="11.667cm" svg:y="4.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51" draw:style-name="gr6" draw:text-style-name="P5" draw:layer="layout" svg:width="0.001cm" svg:height="6.024cm" svg:x="9.742cm" svg:y="4.81cm">
          <text:p/>
          <draw:enhanced-geometry draw:mirror-horizontal="false" draw:mirror-vertical="false" svg:viewBox="0 0 21600 21600" draw:type="mso-spt32" draw:enhanced-path="M 0 0 L 216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12284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09:41:44.198174080</meta:creation-date>
    <dc:date>2017-03-13T10:06:55.906824052</dc:date>
    <meta:editing-duration>PT15M25S</meta:editing-duration>
    <meta:editing-cycles>2</meta:editing-cycles>
    <meta:generator>LibreOffice/4.2.8.2$Linux_X86_64 LibreOffice_project/420m0$Build-2</meta:generator>
    <meta:document-statistic meta:object-count="20"/>
  </office:meta>
</office:document-meta>
</file>